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paragraph-rsid="001332c4" style:font-size-asian="12pt" style:font-name-complex="Arial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name-complex="Ari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2">
      <style:paragraph-properties fo:text-align="justify" style:justify-single-word="false"/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332c4" style:font-size-asian="12pt" style:font-name-complex="Arial" style:font-size-complex="12pt"/>
    </style:style>
    <style:style style:name="P12" style:family="paragraph" style:parent-style-name="Parágrafo_20_da_20_Lista" style:list-style-name="WW8Num1">
      <style:paragraph-properties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Parágrafo_20_da_20_Lista" style:list-style-name="WW8Num6">
      <style:paragraph-properties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4" style:family="paragraph" style:parent-style-name="Parágrafo_20_da_20_Lista" style:list-style-name="WW8Num4">
      <style:paragraph-properties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Parágrafo_20_da_20_Lista" style:list-style-name="WW8Num7">
      <style:paragraph-properties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6" style:family="paragraph">
      <style:paragraph-properties fo:margin-top="0cm" fo:margin-bottom="0.353cm" fo:line-height="100%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style:font-name-asian="Arial" style:font-size-asian="12pt" style:font-name-complex="Arial" style:font-size-complex="12pt"/>
    </style:style>
    <style:style style:name="T5" style:family="text">
      <style:text-properties text:display="true"/>
    </style:style>
    <style:style style:name="T6" style:family="text">
      <style:text-properties officeooo:rsid="001332c4"/>
    </style:style>
    <style:style style:name="T7" style:family="text">
      <style:text-properties style:use-window-font-color="true" style:font-name="Calibri" fo:font-size="10pt" fo:language="pt" fo:country="BR" style:font-name-asian="Calibri" style:font-size-asian="10pt" style:font-name-complex="Times New Roman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“</text:span>Curso de Estatística aplicado à Psicologia e às Ciências da Saúde”</text:p>
      <text:p text:style-name="P1"><text:span text:style-name="T2">(Curso R)</text:span></text:p>
      <text:p text:style-name="P2"/>
      <text:p text:style-name="P8">Avaliação</text:p>
      <text:p text:style-name="P2"/>
      <text:p text:style-name="P2"/>
      <text:p text:style-name="P4">Dentro de uma escala de 1 a 5, avalie:</text:p>
      <text:p text:style-name="P6"/>
      <text:p text:style-name="P5">1) Qualidade e clareza na apresentação das informações no banco de dados.</text:p>
      <text:list xml:id="list2912729771157238790" text:style-name="WW8Num1">
        <text:list-item>
          <text:p text:style-name="P12">( <text:s/>) Péssima <text:s/>2. ( <text:s/>) Ruim <text:s/>3. ( <text:s/>) Regular <text:s/>4. ( <text:s/>) Boa <text:s/>5. ( <text:s/>) Ótima</text:p>
        </text:list-item>
      </text:list>
      <text:p text:style-name="P3"><text:span text:style-name="T6">Justificativa: </text:span></text:p>
      <text:p text:style-name="P2"/>
      <text:p text:style-name="P5">2) Qualidade do guia do banco (ou da digitação) elaborado pelo grupo. </text:p>
      <text:list xml:id="list6461445985674106020" text:style-name="WW8Num6">
        <text:list-item>
          <text:p text:style-name="P13">( <text:s/>) Péssima <text:s/>2. ( <text:s/>) Ruim <text:s/>3. ( <text:s/>) Regular <text:s/>4. ( <text:s/>) Boa <text:s/>5. ( <text:s/>) Ótima</text:p>
        </text:list-item>
      </text:list>
      <text:p text:style-name="P3"><text:span text:style-name="T6">Justificativa: </text:span></text:p>
      <text:p text:style-name="P6"/>
      <text:p text:style-name="P6"><text:span text:style-name="T4">3) Qualidade do método de digitação utilizado.</text:span></text:p>
      <text:list xml:id="list9124096628944239968" text:style-name="WW8Num2">
        <text:list-item>
          <text:p text:style-name="P7"><text:span text:style-name="T4">Qual foi o método de digitação utilizada?</text:span><text:span text:style-name="Ref._20_de_20_comentário"><text:span text:style-name="T5"><office:annotation><dc:creator>lucasteste</dc:creator><dc:date>2013-09-10T18:29:00</dc:date><text:p text:style-name="P16"><text:span text:style-name="T7">Henrique, eles colocaram em alguma parte a especificação do método de digitação escolhido? </text:span></text:p><text:p text:style-name="P16"><text:span text:style-name="T7">Senão, somente deixaremos algo mais amplo, com a escala de avaliação, sem a pergunta do tópico;</text:span></text:p><text:p text:style-name="P16"><text:span text:style-name="T7"/></text:p></office:annotation></text:span></text:span><text:span text:style-name="T4"> ___________________</text:span></text:p>
        </text:list-item>
      </text:list>
      <text:p text:style-name="P9">Avalie este método.</text:p>
      <text:list xml:id="list9220396035247137050" text:style-name="WW8Num4">
        <text:list-item>
          <text:p text:style-name="P14">( <text:s/>) Péssima <text:s/>2. ( <text:s/>) Ruim <text:s/>3. ( <text:s/>) Regular <text:s/>4. ( <text:s/>) Boa <text:s/>5. ( <text:s/>) Ótima</text:p>
        </text:list-item>
      </text:list>
      <text:p text:style-name="P11"><text:span text:style-name="T6">Justificativa: </text:span></text:p>
      <text:p text:style-name="P6"/>
      <text:p text:style-name="P5">4) Adequação das análises estatísticas em relação às variáveis investigadas.</text:p>
      <text:list xml:id="list3127404513187177667" text:style-name="WW8Num7">
        <text:list-item>
          <text:p text:style-name="P15">( <text:s/>) Péssima <text:s/>2. ( <text:s/>) Ruim <text:s/>3. ( <text:s/>) Regular <text:s/>4. ( <text:s/>) Boa <text:s/>5. ( <text:s/>) Ótima</text:p>
        </text:list-item>
      </text:list>
      <text:p text:style-name="P3"><text:span text:style-name="T6">Justificativa: </text:span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exto_20_de_20_comentário" style:display-name="Texto de comentário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WW8Num1zfalse" style:family="text"/>
    <style:style style:name="WW8Num1ztrue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false" style:family="text"/>
    <style:style style:name="WW8Num4ztrue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9:53:05</meta:creation-date>
    <dc:date>2013-09-16T19:54:32</dc:date>
    <meta:editing-cycles>3</meta:editing-cycles>
    <meta:editing-duration>PT26M</meta:editing-duration>
    <meta:document-statistic meta:table-count="0" meta:image-count="0" meta:object-count="0" meta:page-count="2" meta:paragraph-count="18" meta:word-count="160" meta:character-count="821" meta:non-whitespace-character-count="643"/>
    <meta:generator>LibreOffice/4.0.4.2$Linux_x86 LibreOffice_project/400m0$Build-2</meta:generator>
  </office:meta>
</office:document-meta>
</file>